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fo:color="#000000" style:font-name="Times New Roman" fo:font-size="12pt" style:font-size-asian="12pt" style:font-size-complex="12pt"/>
    </style:style>
    <style:style style:name="P3" style:family="paragraph" style:parent-style-name="Standard">
      <style:text-properties fo:color="#000000" style:font-name="Times New Roman" fo:font-size="12pt" officeooo:paragraph-rsid="0004a567" style:font-size-asian="12pt" style:font-size-complex="12pt"/>
    </style:style>
    <style:style style:name="P4" style:family="paragraph" style:parent-style-name="Standard">
      <style:text-properties fo:color="#000000" style:font-name="Times New Roman" fo:font-size="12pt" officeooo:rsid="00079ec1" officeooo:paragraph-rsid="00079ec1" style:font-size-asian="12pt" style:font-size-complex="12pt"/>
    </style:style>
    <style:style style:name="P5" style:family="paragraph" style:parent-style-name="Text_20_body">
      <style:text-properties officeooo:rsid="0005a958" officeooo:paragraph-rsid="0005a958"/>
    </style:style>
    <style:style style:name="P6" style:family="paragraph" style:parent-style-name="Standard" style:list-style-name="L1">
      <style:text-properties style:font-name="Times New Roman" fo:font-size="12pt" style:font-size-asian="12pt" style:font-size-complex="12pt"/>
    </style:style>
    <style:style style:name="P7" style:family="paragraph" style:parent-style-name="Standard" style:list-style-name="L2">
      <style:text-properties style:font-name="Times New Roman" fo:font-size="12pt" style:font-size-asian="12pt" style:font-size-complex="12pt"/>
    </style:style>
    <style:style style:name="P8" style:family="paragraph" style:parent-style-name="Standard" style:list-style-name="L2"/>
    <style:style style:name="T1" style:family="text">
      <style:text-properties fo:color="#222222" fo:letter-spacing="normal" fo:font-style="italic" fo:font-weight="bold"/>
    </style:style>
    <style:style style:name="T2" style:family="text">
      <style:text-properties fo:color="#222222" fo:letter-spacing="normal" fo:font-style="italic" fo:font-weight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officeooo:rsid="0004a567"/>
    </style:style>
    <style:style style:name="T7" style:family="text">
      <style:text-properties officeooo:rsid="0005a958"/>
    </style:style>
    <style:style style:name="T8" style:family="text">
      <style:text-properties officeooo:rsid="0008ea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Opis środiwska testowego W3AF</text:h>
      <text:h text:style-name="Heading_20_3" text:outline-level="3">Ogólny opis funkcjonalności</text:h>
      <text:p text:style-name="P1"><text:span text:style-name="T6">W3AF</text:span> (<text:span text:style-name="T1">w</text:span><text:span text:style-name="T2">eb </text:span><text:span text:style-name="T1">a</text:span><text:span text:style-name="T2">pplication </text:span><text:span text:style-name="T1">a</text:span><text:span text:style-name="T2">ttack and </text:span><text:span text:style-name="T1">a</text:span><text:span text:style-name="T2">udit </text:span><text:span text:style-name="T1">f</text:span><text:span text:style-name="T2">ramework</text:span>) jest to open-source'owa aplikacja służąca do testowania bezpieczeństwa aplikacji <text:span text:style-name="T6">webowych</text:span>. <text:span text:style-name="T6">Została zaimplementowana w języku python. </text:span>Oprogramowanie to ma za zadanie umożliwiać zindentyfikowanie i wychwycenie luk bezpieczeństwa w aplikacji webowych, poprzez wysyłanie do <text:span text:style-name="T7">niej</text:span> zainfekowanych requestów HTTP. <text:s/><text:span text:style-name="T6">Oprogramowanie jest w stanie przetestować aplikację pod względem ponad 200 najpopularniejszych podatności. Przed uruchomieniem testów, użytkownik powienien znać zarys sposobu działania testowanej aplikacji.</text:span></text:p>
      <text:h text:style-name="Heading_20_3" text:outline-level="3">Wersje darmowe/płatne.</text:h>
      <text:p text:style-name="P3"><text:span text:style-name="T6">W3AF</text:span> jest rozpowszechniany w wersji darmowej na licencji <text:span text:style-name="T4">GPLv2.0</text:span>.</text:p>
      <text:h text:style-name="Heading_20_3" text:outline-level="3">Sposoby przygotowania testów.</text:h>
      <text:p text:style-name="P1"/>
      <text:p text:style-name="P1">Aplikacja wykonuje testy penetracyjne składające się z trzech etapów, za każdy z nich opowiadają następujące pluginy:</text:p>
      <text:list xml:id="list3289832798" text:style-name="L1">
        <text:list-item>
          <text:p text:style-name="P6">crawl: dostają od użytkownika na wejściu adres URL, dzięki któremu znajdują nowe formy adresu oraz potencjalne niezabezpieczone miejsca.</text:p>
        </text:list-item>
        <text:list-item>
          <text:p text:style-name="P6">audit: otrzymuje punkty potencjalnego zagrożenia od crawla, po czym przesyła do nich zainfekowane dane w celu zlokalizowania luk w zabezpieczeniach.</text:p>
        </text:list-item>
        <text:list-item>
          <text:p text:style-name="P6">attack: jako wejście otrzymują luki w zabezpieczeniach znalezione przez audit. Mają na celu maksymalnie wykorzystać potencjalne dziury.</text:p>
        </text:list-item>
      </text:list>
      <text:p text:style-name="P1"/>
      <text:p text:style-name="P1"/>
      <text:p text:style-name="P1">Ponadto występują pluginy wspomagające:</text:p>
      <text:list xml:id="list327058172" text:style-name="L2">
        <text:list-item>
          <text:p text:style-name="P8">infrastructure: uzyskuje informacje o<text:span text:style-name="T5"> webo</text:span>wych firewallach, systemie operacyjnym oraz http daemon.</text:p>
        </text:list-item>
        <text:list-item>
          <text:p text:style-name="P7">grep: analizują treść zapytań i odpowiedzi wysyłanych do i z aplikacji, dzięki czemu identyfikują luki bezpieczeństwa.</text:p>
        </text:list-item>
        <text:list-item>
          <text:p text:style-name="P7">output: jest odpowiedzialny za komunikację z użytkownikiem. Zapisuje on dane wyjściowe analizy do pliku <text:span text:style-name="T3">.txt</text:span>, <text:span text:style-name="T3">.xml </text:span>lub <text:span text:style-name="T3">.html</text:span>. Ponadto może on także zapisać do analizy informacje uzyskanie z debugu. </text:p>
        </text:list-item>
        <text:list-item>
          <text:p text:style-name="P7">mangle: pozwala manipulować zapytaniami do serwera i dpowiedziami w oparcu o wyrażenia regularne. </text:p>
        </text:list-item>
      </text:list>
      <text:p text:style-name="P2"/>
      <text:p text:style-name="P4">Framework może być konfigurowany na 2 poziomach: globalnej konfiguracji oraz konfiguracji pojedynczych pluginów. <text:span text:style-name="T8">Konfiguracja może być zapisana i odtworzona w ramach tak zwanego profilu.</text:span></text:p>
      <text:h text:style-name="Heading_20_3" text:outline-level="3">Sposoby prezentacji wyników testów.</text:h>
      <text:p text:style-name="P5">Wyniki mogą być wyświetlane na konsoli, zapisywane w formatach txt, xml, html oraz wysyłane przez e-mail.</text:p>
      <text:h text:style-name="Heading_20_3" text:outline-level="3">Stopień aumatyzacji testów.</text:h>
      <text:p text:style-name="P2"><text:span text:style-name="T7">Testy mogą być odpalane z konsoli użytkownika lub z poziomu interfejsu gui. </text:span>W celu automatyzacji testów w3af wykorzystuje skrypty. Są to pliki tekstowe zawierające w każdej linii jedno wywołanie komendy z w3af-console. Świetnie sprawdzają się przy wykonywaniu okresowych skanów bezpieczeństw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5M3S</meta:editing-duration>
    <meta:editing-cycles>7</meta:editing-cycles>
    <meta:generator>LibreOffice/5.3.1.2$Linux_X86_64 LibreOffice_project/30m0$Build-2</meta:generator>
    <dc:date>2017-10-25T11:19:42.651060886</dc:date>
    <meta:document-statistic meta:table-count="0" meta:image-count="0" meta:object-count="0" meta:page-count="1" meta:paragraph-count="20" meta:word-count="325" meta:character-count="2475" meta:non-whitespace-character-count="2174"/>
    <meta:user-defined meta:name="Info 1"/>
    <meta:user-defined meta:name="Info 2"/>
    <meta:user-defined meta:name="Info 3"/>
    <meta:user-defined meta:name="Info 4"/>
  </office:meta>
</office:document-meta>
</file>